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31f20" loext:opacity="100%" style:text-line-through-style="none" style:text-line-through-type="none" fo:letter-spacing="0.0083in" fo:font-style="normal" fo:font-weight="normal" style:font-style-asian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122300"/>
    </style:style>
    <style:style style:name="T1" style:family="text">
      <style:text-properties fo:font-variant="normal" fo:text-transform="none" fo:color="#231f20" loext:opacity="100%" style:text-line-through-style="none" style:text-line-through-type="none" fo:letter-spacing="0.0083in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231f20" loext:opacity="100%" style:text-line-through-style="none" style:text-line-through-type="none" fo:letter-spacing="0.0083in" fo:font-style="normal" fo:font-weight="normal" style:font-style-asian="normal" style:font-weight-asian="normal" style:font-weight-complex="normal"/>
    </style:style>
    <style:style style:name="T3" style:family="text">
      <style:text-properties fo:font-variant="normal" fo:text-transform="none" fo:color="#231f20" loext:opacity="100%" style:text-line-through-style="none" style:text-line-through-type="none" fo:letter-spacing="0.0083in"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variant="normal" fo:text-transform="none" fo:color="#231f20" loext:opacity="100%" style:text-line-through-style="none" style:text-line-through-type="none" fo:letter-spacing="0.0083in" fo:font-style="normal" style:text-underline-style="solid" style:text-underline-width="auto" style:text-underline-color="font-color" fo:font-weight="normal" style:font-style-asian="normal" style:font-weight-asian="normal" style:font-weight-complex="normal"/>
    </style:style>
    <style:style style:name="T5" style:family="text">
      <style:text-properties fo:font-variant="normal" fo:text-transform="none" fo:color="#231f20" loext:opacity="100%" fo:letter-spacing="0.0083in" fo:font-style="normal" fo:font-weight="normal" style:font-style-asian="normal" style:font-weight-asian="normal" style:font-weight-complex="normal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none" style:text-line-through-typ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HOPPING LIST JAHANGIRNAGAR UNIVERSITY AREA, friday sep3, 2021</text:p>
      <text:p text:style-name="Standard"/>
      <text:p text:style-name="Standard">যেটা বুঝবে না আমাকে ফোন দিয়ে ভালোভাবে নিশ্চিত হবার পর মালামাল পাঠাবে, প্রোডাক্ট ব্র্যান্ড যেন পরিবর্তন না হয়। প্রতিটা প্রোডাক্টের উৎপাদন ডেট যেন ২-১ দিনের মধ্যে থাকে ও ফ্রেশ থাকে।</text:p>
      <text:p text:style-name="Standard"/>
      <text:p text:style-name="Standard"><text:span text:style-name="T1">নির্দেশনা</text:span><text:span text:style-name="T2">:</text:span></text:p>
      <text:p text:style-name="Standard"><text:span text:style-name="T1">সব প্রোডাক্ট উৎপাদন তারিখ যেন ২</text:span><text:span text:style-name="T2">-</text:span><text:span text:style-name="T1">১ দিনের মধ্যে হয়</text:span></text:p>
      <text:p text:style-name="Standard"><text:span text:style-name="T1">সব্জি যেন ফ্রেশ ও টাটকা হয়। বডিতে যেন কোন প্রকার কাটা চেরা না থাকে।</text:span></text:p>
      <text:p text:style-name="Standard"><text:span text:style-name="T1">মাছ যেন ডিম ছাড়া হয় এবং ভালোভাবে প্যাকেট করা হয়। মাছ</text:span><text:span text:style-name="T2">, </text:span><text:span text:style-name="T1">মাংস যেন ফ্রেশ হয়। তানাহলে দেবার দরকার নাই।</text:span></text:p>
      <text:p text:style-name="Standard"><text:span text:style-name="T1">টয়েলেট্রিজ প্রোডাক্ট আলাদা ব্যাগে যেন দেওয়া হয়।</text:span></text:p>
      <text:p text:style-name="P1"/>
      <text:p text:style-name="Standard"><text:span text:style-name="T2">SHOPPING LIST:-</text:span></text:p>
      <text:p text:style-name="Standard"/>
      <text:p text:style-name="Standard">1. Pineapple(Ananrosh) 800gm <text:s/>65 taka (2 Pcs) 130 taka </text:p>
      <text:p text:style-name="Standard">2. Apple gala(P)Kg <text:s/>(1 kg) <text:s text:c="7"/>195 taka</text:p>
      <text:p text:style-name="Standard">3. Sweet Orange South Africa <text:s/>0.5 Kg <text:s/>120 taka</text:p>
      <text:p text:style-name="Standard"/>
      <text:p text:style-name="Standard">4. Mushroom PolyPack 100g 60 taka</text:p>
      <text:p text:style-name="Standard">5. Long Bean (Borboti) 1 Kg 80 taka</text:p>
      <text:p text:style-name="Standard">6. Green Banana (Kacha Kola) 16 Pcs (per pcs 8 taka) 128 TAKA</text:p>
      <text:p text:style-name="Standard">7. China Carrot (China Gajor) 2 kg 190 taka</text:p>
      <text:p text:style-name="Standard">8. Green Papaya 6 kg * 16 taka = 96 taka</text:p>
      <text:p text:style-name="Standard">9. Cucumber (Shosha) 5 kg * 34 taka= 170 taka</text:p>
      <text:p text:style-name="Standard">10. Mishti Kumra 5kg * 35 taka = 150 taka</text:p>
      <text:p text:style-name="Standard">11. Beguun Lomba-Beguni 1 kg * 65 = 65 taka</text:p>
      <text:p text:style-name="Standard"><text:span text:style-name="T6">12...</text:span></text:p>
      <text:p text:style-name="Standard">13. Tomato Round (Local) <text:s/>0.5 kg 52.5 taka</text:p>
      <text:p text:style-name="Standard">14. Capsicum(Green) 250 gm 48.75 taka</text:p>
      <text:p text:style-name="Standard"/>
      <text:p text:style-name="Standard">15. Beef Premium Cube 2.5 kg * 595 taka = 1487.5 taka</text:p>
      <text:p text:style-name="Standard">16. Broiler Chicken (Without Skin) 3.480 kg * 245 taka = <text:s/>863 taka</text:p>
      <text:p text:style-name="Standard">17. Rui Deshi (P)-1 To 1.5kg 6.990 kg * 285 taka = 1991 taka </text:p>
      <text:p text:style-name="Standard"/>
      <text:p text:style-name="Standard">18. Miniket Rice Loose 12 kg * 65 taka kg = 780 taka</text:p>
      <text:p text:style-name="Standard"/>
      <text:p text:style-name="Standard"/>
      <text:p text:style-name="Standard">19. Radhuni Turmeric Regular 100g 3 pcs 150 taka</text:p>
      <text:p text:style-name="Standard">20. Radhuni Cumin 100 Gm 80 taka</text:p>
      <text:p text:style-name="Standard"/>
      <text:p text:style-name="Standard"/>
      <text:p text:style-name="Standard">21.<text:span text:style-name="T7">Moshur Dal Loose (S) 4 Kg * 90 taka= 360 taka</text:span></text:p>
      <text:p text:style-name="Standard">22. Shwapno Pink Salt 200g (Jar) 60 taka</text:p>
      <text:p text:style-name="Standard">23. Fresh Super Premium Salt 2 kg *24 = 48 taka</text:p>
      <text:p text:style-name="Standard">24. Onion Local Loose 1 kg 42 taka</text:p>
      <text:p text:style-name="Standard">25. <text:span text:style-name="T7">Ginger imported loose 0.5 kg 65 taka</text:span></text:p>
      <text:p text:style-name="Standard">26. Roshun Chinese Loose (P) 0.5 kg 62.5 taka</text:p>
      <text:p text:style-name="Standard">27. Teer whole wheat atta 8 kg *45 taka = 360 taka</text:p>
      <text:p text:style-name="Standard"><text:soft-page-break/></text:p>
      <text:p text:style-name="Standard"/>
      <text:p text:style-name="Standard"><text:span text:style-name="T5">28. Aarong Ghee 200 Gm <text:s/>1 ITEM <text:s text:c="7"/>300 Taka</text:span></text:p>
      <text:p text:style-name="Standard"><text:span text:style-name="T5">29. AARONG WHITE CURD 500GM (4 Box) 360 TAKA</text:span></text:p>
      <text:p text:style-name="Standard"/>
      <text:p text:style-name="Standard"><text:span text:style-name="T2">30. Dettol Handwash Re-Energize Refill, 170ml <text:s text:c="2"/>[1 ITEM] [59 Taka]</text:span></text:p>
      <text:p text:style-name="Standard"><text:span text:style-name="T2">31. Sensodyne Tooth Brush Sensitive <text:s/>1 Pcs <text:s text:c="2"/>[80 Taka]</text:span></text:p>
      <text:p text:style-name="Standard"><text:span text:style-name="T2">32. Nescafe Classic Coffee 200gm(Pouch) 350 Taka</text:span></text:p>
      <text:p text:style-name="Standard"><text:span text:style-name="T2">33. Sensodyne Deep Clean Tooth Paste 70g <text:s/>1 ITEM 180 Taka</text:span></text:p>
      <text:p text:style-name="Standard"><text:span text:style-name="T2">34</text:span><text:span text:style-name="T3">. Dettol Antiseptic Disinfectant Liquid 750 Ml- Use Diluted <text:s/>233 Taka</text:span></text:p>
      <text:p text:style-name="Standard"><text:span text:style-name="T2">35.Tibet Detergent Powder 1000gm 80 Taka</text:span></text:p>
      <text:p text:style-name="Standard"><text:span text:style-name="T2">36. Domex Toilet Cleaner Powder 250gm^ (2 PCS) 70 TAKA</text:span></text:p>
      <text:p text:style-name="Standard"><text:span text:style-name="T2">37. Vim Dishwashing Liquid 500ml (Bottle) 105 TAKA</text:span></text:p>
      <text:p text:style-name="Standard"><text:span text:style-name="T2">38.Vaseline Intensive Care Petroleum Jelly 9ml 4 Pcs *15= 60 Taka</text:span></text:p>
      <text:p text:style-name="Standard"><text:span text:style-name="T2">39. Shwapno Scourer Single 1 Pcs 33 Taka</text:span></text:p>
      <text:p text:style-name="Standard"><text:span text:style-name="T2"/></text:p>
      <text:p text:style-name="Standard"><text:span text:style-name="T2"/></text:p>
      <text:p text:style-name="P2"><text:span text:style-name="T2">2857 Taka Item Remove List</text:span></text:p>
      <text:p text:style-name="P2"><text:span text:style-name="T2">………………………………………………………………………………………………..</text:span></text:p>
      <text:p text:style-name="P2"><text:span text:style-name="T2">Dettol Bodywash Fresh Citrus &amp; Orange Blossom, Antibacterial Shower Gel 315 Taka</text:span></text:p>
      <text:p text:style-name="P2"><text:span text:style-name="T2">Olitalia Sunflower Oil 1ltr <text:s text:c="9"/>330 Taka</text:span></text:p>
      <text:p text:style-name="P2"><text:span text:style-name="T2">Shwapno Scourer Single 1 Pcs 33 Taka</text:span></text:p>
      <text:p text:style-name="P2"><text:span text:style-name="T2">White Bath Towel 1 Pieces 99 Taka</text:span></text:p>
      <text:p text:style-name="P2"><text:span text:style-name="T2">SUNLIGHT HEAVY DUTY AA BATTERY (2 PCS) 30 TAKA</text:span></text:p>
      <text:p text:style-name="P2"><text:span text:style-name="T2">Lacys Sandwich Zipbag (50 Bags) <text:s text:c="7"/>295 Taka</text:span></text:p>
      <text:p text:style-name="P2"><text:span text:style-name="T2">Beef Premium Cube 1 kg * 595 taka </text:span></text:p>
      <text:p text:style-name="P2"><text:span text:style-name="T2">Broiler Chicken (Without Skin) 1kg * 245 taka </text:span></text:p>
      <text:p text:style-name="P2"><text:span text:style-name="T2">Rui Deshi (P)-1.5 To 1.99kg 1 kg * 325 taka </text:span></text:p>
      <text:p text:style-name="P2"><text:span text:style-name="T2">Teer whole wheat atta 2 kg 90 taka </text:span></text:p>
      <text:p text:style-name="P2"><text:span text:style-name="T2">Miniket Rice Loose 3 kg * 62 <text:s/>= 186 taka</text:span></text:p>
      <text:p text:style-name="P2">Haiko Rose Mary 10g 70 taka</text:p>
      <text:p text:style-name="P2"><text:span text:style-name="T2">Haiko Oregano Fizza 10g 70 taka</text:span></text:p>
      <text:p text:style-name="P2"><text:span text:style-name="T2">Haiko Basil 10g (Plastic Bottle 70 taka</text:span></text:p>
      <text:p text:style-name="P2"><text:span text:style-name="T2">AARONG WHITE CURD 500GM 90 taka</text:span></text:p>
      <text:p text:style-name="P2"><text:span text:style-name="T2">Ginger (Ada) Local Hybrid 0.5 kg 70 taka</text:span></text:p>
      <text:p text:style-name="P2"><text:span text:style-name="T2">Fresh Super Premium Salt 1 kg 24 taka</text:span></text:p>
      <text:p text:style-name="P2"><text:span text:style-name="T2">Shwapno Mixed Dal 4 kg <text:s/>500 taka </text:span></text:p>
      <text:p text:style-name="P2"><text:span text:style-name="T2">Guava Thai (</text:span><text:span text:style-name="T1">পেয়ারা</text:span><text:span text:style-name="T2">) 78 taka (1 kg)</text:span></text:p>
      <text:p text:style-name="P2"><text:span text:style-name="T2">Beet 1 kg 115 taka</text:span></text:p>
      <text:p text:style-name="P2"><text:span text:style-name="T2">Haiko Khabar Soda 200gm 50 taka</text:span></text:p>
      <text:p text:style-name="P2"><text:span text:style-name="T2">Cleaning Towels_TTC-0162-06 I item 100 taka </text:span></text:p>
      <text:p text:style-name="P2"><text:span text:style-name="T2">Kitchen Gloves R 1 pair 120 taka</text:span></text:p>
      <text:p text:style-name="P2"><text:span text:style-name="T2">Vaseline Petroleum Jelly Original 50 Ml^ 50 taka</text:span></text:p>
      <text:p text:style-name="P2"><text:span text:style-name="T4">Rin Power Bright Detargent Powder 1 Kg120 TAKA</text:span></text:p>
      <text:p text:style-name="P2"><text:span text:style-name="T4">Shwapno Mixed Dal 3 kg * 125 taka = 375 tak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0T17:10:17.130000000</dc:date>
    <meta:editing-duration>PT22S</meta:editing-duration>
    <meta:editing-cycles>1</meta:editing-cycles>
    <meta:document-statistic meta:table-count="0" meta:image-count="0" meta:object-count="0" meta:page-count="2" meta:paragraph-count="75" meta:word-count="655" meta:character-count="3265" meta:non-whitespace-character-count="2631"/>
    <meta:generator>LibreOffice/7.2.0.4$Windows_X86_64 LibreOffice_project/9a9c6381e3f7a62afc1329bd359cc48accb6435b</meta:generator>
  </office:meta>
</office:document-meta>
</file>